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2">
      <style:text-properties fo:font-weight="bold" style:font-weight-asian="bold" style:font-weight-complex="bold"/>
    </style:style>
    <style:style style:name="ce2" style:family="table-cell" style:parent-style-name="Default" style:data-style-name="N5002"/>
    <style:style style:name="ce3" style:family="table-cell" style:parent-style-name="Default" style:data-style-name="N5002">
      <style:text-properties fo:color="#008000"/>
    </style:style>
    <style:style style:name="ce4" style:family="table-cell" style:parent-style-name="Default" style:data-style-name="N5002">
      <style:text-properties style:use-window-font-color="true" style:text-outline="false" style:text-line-through-style="none" style:font-name="Liberation Serif" fo:font-size="10pt" fo:language="es" fo:country="BO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5002">
      <style:table-cell-properties fo:wrap-option="wrap"/>
      <style:text-properties style:use-window-font-color="true" style:text-outline="false" style:text-line-through-style="none" style:font-name="Liberation Serif" fo:font-size="10pt" fo:language="es" fo:country="BO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ce2"/>
        <table:table-row table:style-name="ro1">
          <table:table-cell table:style-name="ce1" office:value-type="string">
            <text:p>First Run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office:value-type="float" office:value="1">
            <text:p>1.00</text:p>
          </table:table-cell>
          <table:table-cell table:style-name="ce4" office:value-type="float" office:value="10">
            <text:p>10.00</text:p>
          </table:table-cell>
          <table:table-cell table:style-name="ce4" office:value-type="float" office:value="3.5">
            <text:p>3.50</text:p>
          </table:table-cell>
          <table:table-cell office:value-type="float" office:value="1">
            <text:p>1.00</text:p>
          </table:table-cell>
          <table:table-cell table:formula="oooc:=([.B2]*[.C2])*(1-0.1*[.D2])" office:value-type="float" office:value="31.5">
            <text:p>31.50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ooc:=([.B3]*[.C3])*(1-0.1*[.D3])" office:value-type="float" office:value="6.99">
            <text:p>6.99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table:style-name="ce5" office:value-type="float" office:value="5.5">
            <text:p>5.50</text:p>
          </table:table-cell>
          <table:table-cell table:style-name="ce4"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ooc:=([.B4]*[.C4])*(1-0.1*[.D4])" office:value-type="float" office:value="11">
            <text:p>11.00</text:p>
          </table:table-cell>
        </table:table-row>
        <table:table-row table:style-name="ro1">
          <table:table-cell/>
          <table:table-cell table:style-name="ce5" table:formula="oooc:=MAX([.B2:.B4])" office:value-type="float" office:value="10">
            <text:p>10.00</text:p>
          </table:table-cell>
          <table:table-cell table:style-name="ce5" table:formula="oooc:=AVERAGE([.C2:.C4])" office:value-type="float" office:value="2.83333333333333">
            <text:p>2.83</text:p>
          </table:table-cell>
          <table:table-cell/>
          <table:table-cell table:formula="oooc:=SUM([.E2:.E4])" office:value-type="float" office:value="49.49">
            <text:p>49.4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>
            <text:p>Second Run</text:p>
          </table:table-cell>
          <table:table-cell table:number-columns-repeated="4"/>
        </table:table-row>
        <table:table-row table:style-name="ro1">
          <table:table-cell office:value-type="float" office:value="1">
            <text:p>1.00</text:p>
          </table:table-cell>
          <table:table-cell table:style-name="ce4" office:value-type="float" office:value="10">
            <text:p>10.00</text:p>
          </table:table-cell>
          <table:table-cell table:style-name="ce4" office:value-type="float" office:value="3.5">
            <text:p>3.50</text:p>
          </table:table-cell>
          <table:table-cell office:value-type="float" office:value="1">
            <text:p>1.00</text:p>
          </table:table-cell>
          <table:table-cell table:formula="oooc:=([.B9]*[.C9])*(1-0.1*[.D9])" office:value-type="float" office:value="31.5">
            <text:p>31.50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ooc:=([.B10]*[.C10])*(1-0.1*[.D10])" office:value-type="float" office:value="6.99">
            <text:p>6.99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table:style-name="ce5" office:value-type="float" office:value="5.5">
            <text:p>5.50</text:p>
          </table:table-cell>
          <table:table-cell table:style-name="ce4"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ooc:=([.B11]*[.C11])*(1-0.1*[.D11])" office:value-type="float" office:value="11">
            <text:p>11.00</text:p>
          </table:table-cell>
        </table:table-row>
        <table:table-row table:style-name="ro1">
          <table:table-cell table:style-name="ce3" office:value-type="float" office:value="4">
            <text:p>4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4">
            <text:p>4.00</text:p>
          </table:table-cell>
          <table:table-cell office:value-type="float" office:value="1">
            <text:p>1.00</text:p>
          </table:table-cell>
          <table:table-cell table:formula="oooc:=([.B12]*[.C12])*(1-0.1*[.D12])" office:value-type="float" office:value="8.388">
            <text:p>8.39</text:p>
          </table:table-cell>
        </table:table-row>
        <table:table-row table:style-name="ro1">
          <table:table-cell table:style-name="ce3" office:value-type="float" office:value="5">
            <text:p>5.00</text:p>
          </table:table-cell>
          <table:table-cell table:style-name="ce5" office:value-type="float" office:value="12.22">
            <text:p>12.22</text:p>
          </table:table-cell>
          <table:table-cell table:style-name="ce4" office:value-type="float" office:value="3.35">
            <text:p>3.35</text:p>
          </table:table-cell>
          <table:table-cell office:value-type="float" office:value="0">
            <text:p>0.00</text:p>
          </table:table-cell>
          <table:table-cell table:formula="oooc:=([.B13]*[.C13])*(1-0.1*[.D13])" office:value-type="float" office:value="40.937">
            <text:p>40.94</text:p>
          </table:table-cell>
        </table:table-row>
        <table:table-row table:style-name="ro1">
          <table:table-cell/>
          <table:table-cell table:style-name="ce5" table:formula="oooc:=MAX([.B9:.B13])" office:value-type="float" office:value="12.22">
            <text:p>12.22</text:p>
          </table:table-cell>
          <table:table-cell table:style-name="ce5" table:formula="oooc:=AVERAGE([.C9:.C13])" office:value-type="float" office:value="3.17">
            <text:p>3.17</text:p>
          </table:table-cell>
          <table:table-cell/>
          <table:table-cell table:formula="oooc:=SUM([.E9:.E13])" office:value-type="float" office:value="98.815">
            <text:p>98.8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Third Run</text:p>
          </table:table-cell>
          <table:table-cell table:number-columns-repeated="4"/>
        </table:table-row>
        <table:table-row table:style-name="ro1">
          <table:table-cell office:value-type="float" office:value="1">
            <text:p>1.00</text:p>
          </table:table-cell>
          <table:table-cell table:style-name="ce4" office:value-type="float" office:value="10">
            <text:p>10.00</text:p>
          </table:table-cell>
          <table:table-cell table:style-name="ce4" office:value-type="float" office:value="3.5">
            <text:p>3.50</text:p>
          </table:table-cell>
          <table:table-cell office:value-type="float" office:value="1">
            <text:p>1.00</text:p>
          </table:table-cell>
          <table:table-cell table:formula="oooc:=([.B19]*[.C19])*(1-0.1*[.D19])" office:value-type="float" office:value="31.5">
            <text:p>31.50</text:p>
          </table:table-cell>
        </table:table-row>
        <table:table-row table:style-name="ro1">
          <table:table-cell office:value-type="float" office:value="2">
            <text:p>2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ooc:=([.B20]*[.C20])*(1-0.1*[.D20])" office:value-type="float" office:value="6.99">
            <text:p>6.99</text:p>
          </table:table-cell>
        </table:table-row>
        <table:table-row table:style-name="ro1">
          <table:table-cell office:value-type="float" office:value="3">
            <text:p>3.00</text:p>
          </table:table-cell>
          <table:table-cell table:style-name="ce5" office:value-type="float" office:value="5.5">
            <text:p>5.50</text:p>
          </table:table-cell>
          <table:table-cell table:style-name="ce4"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ooc:=([.B21]*[.C21])*(1-0.1*[.D21])" office:value-type="float" office:value="11">
            <text:p>11.00</text:p>
          </table:table-cell>
        </table:table-row>
        <table:table-row table:style-name="ro1">
          <table:table-cell table:style-name="ce3" office:value-type="float" office:value="4">
            <text:p>4.00</text:p>
          </table:table-cell>
          <table:table-cell table:style-name="ce5" office:value-type="float" office:value="2.33">
            <text:p>2.33</text:p>
          </table:table-cell>
          <table:table-cell table:style-name="ce4" office:value-type="float" office:value="4">
            <text:p>4.00</text:p>
          </table:table-cell>
          <table:table-cell office:value-type="float" office:value="1">
            <text:p>1.00</text:p>
          </table:table-cell>
          <table:table-cell table:formula="oooc:=([.B22]*[.C22])*(1-0.1*[.D22])" office:value-type="float" office:value="8.388">
            <text:p>8.39</text:p>
          </table:table-cell>
        </table:table-row>
        <table:table-row table:style-name="ro1">
          <table:table-cell table:style-name="ce3" office:value-type="float" office:value="5">
            <text:p>5.00</text:p>
          </table:table-cell>
          <table:table-cell table:style-name="ce5" office:value-type="float" office:value="12.22">
            <text:p>12.22</text:p>
          </table:table-cell>
          <table:table-cell table:style-name="ce4" office:value-type="float" office:value="3.35">
            <text:p>3.35</text:p>
          </table:table-cell>
          <table:table-cell office:value-type="float" office:value="0">
            <text:p>0.00</text:p>
          </table:table-cell>
          <table:table-cell table:formula="oooc:=([.B23]*[.C23])*(1-0.1*[.D23])" office:value-type="float" office:value="40.937">
            <text:p>40.94</text:p>
          </table:table-cell>
        </table:table-row>
        <table:table-row table:style-name="ro1">
          <table:table-cell/>
          <table:table-cell table:style-name="ce5" table:formula="oooc:=MAX([.B19:.B23])" office:value-type="float" office:value="12.22">
            <text:p>12.22</text:p>
          </table:table-cell>
          <table:table-cell table:style-name="ce5" table:formula="oooc:=AVERAGE([.C19:.C23])" office:value-type="float" office:value="3.17">
            <text:p>3.17</text:p>
          </table:table-cell>
          <table:table-cell/>
          <table:table-cell table:formula="oooc:=SUM([.E19:.E23])" office:value-type="float" office:value="98.815">
            <text:p>98.82</text:p>
          </table:table-cell>
        </table:table-row>
        <table:table-row table:style-name="ro1" table:number-rows-repeated="65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B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5">25-05-2009</text:date>, <text:time>21:4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oris Barroso</meta:initial-creator>
    <meta:creation-date>2009-05-25T20:42:51</meta:creation-date>
    <dc:creator>Boris Barroso</dc:creator>
    <dc:date>2009-05-25T20:47:23</dc:date>
    <meta:editing-cycles>4</meta:editing-cycles>
    <meta:editing-duration>PT3M3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77"/>
  </office:meta>
</office:document-meta>
</file>